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text-properties officeooo:rsid="00220539" officeooo:paragraph-rsid="00220539"/>
    </style:style>
    <style:style style:name="P3" style:family="paragraph" style:parent-style-name="Standard">
      <style:text-properties officeooo:rsid="0025c06c" officeooo:paragraph-rsid="0025c06c"/>
    </style:style>
    <style:style style:name="P4" style:family="paragraph" style:parent-style-name="Standard">
      <style:text-properties fo:font-weight="bold" officeooo:rsid="0025c06c" officeooo:paragraph-rsid="0025c06c" style:font-weight-asian="bold" style:font-weight-complex="bold"/>
    </style:style>
    <style:style style:name="P5" style:family="paragraph" style:parent-style-name="Standard">
      <style:text-properties fo:font-weight="bold" officeooo:rsid="002aaf61" officeooo:paragraph-rsid="002aaf61" style:font-weight-asian="bold" style:font-weight-complex="bold"/>
    </style:style>
    <style:style style:name="P6" style:family="paragraph" style:parent-style-name="Standard">
      <style:text-properties officeooo:rsid="002798a4" officeooo:paragraph-rsid="002798a4"/>
    </style:style>
    <style:style style:name="P7" style:family="paragraph" style:parent-style-name="Standard">
      <style:text-properties officeooo:rsid="002aaf61" officeooo:paragraph-rsid="002aaf61"/>
    </style:style>
    <style:style style:name="P8" style:family="paragraph" style:parent-style-name="Text_20_body">
      <style:text-properties officeooo:rsid="00220539" officeooo:paragraph-rsid="00220539"/>
    </style:style>
    <style:style style:name="P9" style:family="paragraph" style:parent-style-name="Text_20_body" style:list-style-name="L1"/>
    <style:style style:name="P10" style:family="paragraph" style:parent-style-name="Text_20_body">
      <style:text-properties officeooo:rsid="002798a4" officeooo:paragraph-rsid="002798a4"/>
    </style:style>
    <style:style style:name="P11" style:family="paragraph" style:parent-style-name="Text_20_body">
      <style:text-properties officeooo:rsid="002aaf61" officeooo:paragraph-rsid="002aaf61"/>
    </style:style>
    <style:style style:name="P12" style:family="paragraph" style:parent-style-name="Text_20_body" style:list-style-name="L1">
      <style:paragraph-properties fo:margin-top="0cm" fo:margin-bottom="0cm" loext:contextual-spacing="false"/>
    </style:style>
    <style:style style:name="T1" style:family="text">
      <style:text-properties officeooo:rsid="001ca029"/>
    </style:style>
    <style:style style:name="T2" style:family="text">
      <style:text-properties style:font-name="Liberation Serif"/>
    </style:style>
    <style:style style:name="T3" style:family="text">
      <style:text-properties style:font-name="Liberation Serif" fo:language="en" fo:country="US"/>
    </style:style>
    <style:style style:name="T4" style:family="text">
      <style:text-properties fo:language="en" fo:country="U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t is the part that starts the system up and loads the operating system kernel.</text:p>
      <text:p text:style-name="Standard"/>
      <text:p text:style-name="Standard">In an embedded Linux system, the bootloader has two main jobs: to initialize the system to a basic level and to load the kernel.</text:p>
      <text:p text:style-name="Standard"/>
      <text:p text:style-name="Standard"/>
      <text:p text:style-name="Standard">First, bootloader has to pass a pointer to a structure containing information about the hardware configuration, and second it has to pass a pointer to the kernel command line. The kernel command line is a text string that controls the behavior of Linux. Once the kernel has begun executing, the bootloader is no longer needed and all the memory it was using can be reclaimed.</text:p>
      <text:p text:style-name="Standard"/>
      <text:p text:style-name="Text_20_body">A subsidiary job of the bootloader is to provide a maintenance mode for updating boot configurations, loading new boot images into memory, and, maybe, running diagnostics. This is usually controlled by a simple command-line user interface, commonly over a serial interface.</text:p>
      <text:p text:style-name="Standard"/>
      <text:h text:style-name="Heading_20_3" text:outline-level="3">Phase 1 – ROM code</text:h>
      <text:p text:style-name="Standard"><text:span text:style-name="T1">T</text:span>he code that runs immediately after a reset or power-on has to be stored on-chip in the SoC; this is known as <text:span text:style-name="Strong_20_Emphasis">ROM code</text:span>. It is loaded into the chip when it is manufactured, and hence the ROM code is proprietary and cannot be replaced by an open source equivalent.</text:p>
      <text:p text:style-name="Standard"/>
      <text:p text:style-name="Text_20_body">it can only use <text:span text:style-name="Strong_20_Emphasis">Static Random Access Memory (SRAM)</text:span>, which does not require a memory controller.</text:p>
      <text:p text:style-name="Text_20_body">Most embedded SoC designs have a small amount of SRAM on-chip, varying in size from as little as 4 KB to several hundred KB:</text:p>
      <text:p text:style-name="Text_20_body">In SoCs where the SRAM is not large enough to load a full bootloader like U-Boot, there has to be an intermediate loader called the <text:span text:style-name="Strong_20_Emphasis">secondary program loader</text:span>, or <text:span text:style-name="Strong_20_Emphasis">SPL</text:span>.</text:p>
      <text:p text:style-name="Text_20_body">At the end of the ROM code phase, the SPL is present in the SRAM and the ROM code jumps to the beginning of that code.</text:p>
      <text:p text:style-name="Standard"/>
      <text:p text:style-name="Standard"/>
      <text:h text:style-name="Heading_20_3" text:outline-level="3">Phase 2 – secondary program loader</text:h>
      <text:p text:style-name="Standard">The SPL must set up the memory controller and other essential parts of the system preparatory to loading the <text:span text:style-name="Strong_20_Emphasis">Tertiary Program Loader</text:span> (<text:span text:style-name="Strong_20_Emphasis">TPL</text:span>) into DRAM. The functionality of the SPL is limited by the size of the SRAM.</text:p>
      <text:p text:style-name="Standard"/>
      <text:p text:style-name="Standard">If the SPL has file system drivers built in, it can read well known file names, such as <text:span text:style-name="Source_20_Text">u-boot.img</text:span>, from a disk partition. </text:p>
      <text:p text:style-name="Standard"/>
      <text:p text:style-name="Standard">The SPL usually doesn't allow for any user interaction, but it may print version information and progress messages, which you can see on the console. </text:p>
      <text:p text:style-name="Standard"/>
      <text:p text:style-name="Standard"/>
      <text:p text:style-name="Standard"/>
      <text:h text:style-name="P1" text:outline-level="3">Phase 3 – TPL</text:h>
      <text:p text:style-name="Standard">Usually, there is a simple command-line user interface that lets you perform maintenance tasks, such as loading new boot and kernel images into flash storage, and loading and booting a kernel, and there is a way to load the kernel automatically without user intervention.</text:p>
      <text:p text:style-name="Standard"/>
      <text:p text:style-name="P2">TPL loads kernel ( + optional FDT and initramfs ) into DRAM.</text:p>
      <text:p text:style-name="P2"/>
      <text:p text:style-name="P8">At the end of the third phase, there is a kernel in memory, waiting to be started.</text:p>
      <text:p text:style-name="Text_20_body">Embedded bootloaders usually disappear from memory once the kernel is running, and perform no further part in the operation of the system.</text:p>
      <text:p text:style-name="P2"/>
      <text:p text:style-name="P2"/>
      <text:p text:style-name="Standard"/>
      <text:p text:style-name="Standard"/>
      <text:p text:style-name="Standard"/>
      <text:p text:style-name="P4">Bootloader to Kernel</text:p>
      <text:p text:style-name="P3"/>
      <text:p text:style-name="P6">Bootloader passes following information to the kernel:</text:p>
      <text:p text:style-name="P10"/>
      <text:p text:style-name="P10">The <text:span text:style-name="Emphasis">machine number</text:span>, which is used on PowerPC, and ARM platforms without support for a device tree, to identify the type of the SoC</text:p>
      <text:list xml:id="list3780160506" text:style-name="L1">
        <text:list-item>
          <text:p text:style-name="P12">Basic details of the hardware detected so far, including at least the size and location of the physical RAM, and the CPU clock speed</text:p>
        </text:list-item>
        <text:list-item>
          <text:p text:style-name="P12">The kernel command line</text:p>
        </text:list-item>
        <text:list-item>
          <text:p text:style-name="P12">Optionally, the location and size of a device tree binary</text:p>
        </text:list-item>
        <text:list-item>
          <text:p text:style-name="P9">Optionally, the location and size of an initial RAM disk, called the <text:span text:style-name="Strong_20_Emphasis">initial RAM file system</text:span> (<text:span text:style-name="Strong_20_Emphasis">initramfs</text:span>)</text:p>
        </text:list-item>
      </text:list>
      <text:p text:style-name="P6">The kernel command line is a plain ASCII string which controls the behavior of Linux </text:p>
      <text:p text:style-name="P6"/>
      <text:p text:style-name="P6">It is common to provide the root filesystem as a RAM disk, in which case it is the responsibility of the bootloader to load the RAM disk image into memory.</text:p>
      <text:p text:style-name="P6"/>
      <text:p text:style-name="P6"><text:tab/></text:p>
      <text:p text:style-name="P6"/>
      <text:p text:style-name="P5">Device Tree</text:p>
      <text:p text:style-name="P7"/>
      <text:p text:style-name="P11">A device tree is a flexible way to define the hardware components of a computer system. Usually, the device tree is loaded by the bootloader and passed to the kernel, although it is possible to bundle the device tree with the kernel image itself to cater for bootloaders that are not capable of loading them separately.</text:p>
      <text:p text:style-name="P7"/>
      <text:p text:style-name="P7">The device tree represents a computer system as a collection of components joined together in a hierarchy, like a tree. The device tree begins with a root node, represented by a forward slash, <text:span text:style-name="Source_20_Text">/</text:span>, which contains subsequent nodes representing the hardware of the system. Each node has a name and contains a number of properties in the form <text:span text:style-name="Source_20_Text">name = "value"</text:span>. </text:p>
      <text:p text:style-name="P7"/>
      <text:p text:style-name="P7"><text:soft-page-break/>nodes have a <text:span text:style-name="Source_20_Text">compatible</text:span> property. The Linux kernel uses this property to find a matching device driver by comparing it with the strings exported by each device driver in a structure <text:span text:style-name="Source_20_Text">of_device_id. </text:span></text:p>
      <text:p text:style-name="P7"><text:span text:style-name="Source_20_Text"><text:span text:style-name="T2"/></text:span></text:p>
      <text:p text:style-name="P7"><text:span text:style-name="Source_20_Text"><text:span text:style-name="T2">t is a convention that the value is composed of a manufacturer name and a component name, to reduce confusion between similar devices made by different manufacturers; hence, </text:span></text:span><text:span text:style-name="Source_20_Text">ti,am33xx</text:span><text:span text:style-name="Source_20_Text"><text:span text:style-name="T2"> and </text:span></text:span><text:span text:style-name="Source_20_Text">arm,cortex-a8</text:span><text:span text:style-name="Source_20_Text"><text:span text:style-name="T2">. It is also quite common to have more than one value for the </text:span></text:span><text:span text:style-name="Source_20_Text">compatible</text:span><text:span text:style-name="Source_20_Text"><text:span text:style-name="T2"> property where there is more than one driver that can handle this device.</text:span></text:span></text:p>
      <text:p text:style-name="P7"><text:span text:style-name="Source_20_Text"><text:span text:style-name="T2"/></text:span></text:p>
      <text:p text:style-name="P7"><text:span text:style-name="Source_20_Text"><text:span text:style-name="T2"/></text:span></text:p>
      <text:p text:style-name="P11"><text:span text:style-name="Source_20_Text"><text:span text:style-name="T3">The CPU node and the memory node have a </text:span></text:span><text:span text:style-name="Source_20_Text"><text:span text:style-name="T4">device_type</text:span></text:span><text:span text:style-name="Source_20_Text"><text:span text:style-name="T3"> property which describes the class of device. The node name is often derived from </text:span></text:span><text:span text:style-name="Source_20_Text"><text:span text:style-name="T4">device_type</text:span></text:span><text:span text:style-name="Source_20_Text"><text:span text:style-name="T3">.</text:span></text:span></text:p>
      <text:p text:style-name="Text_20_body"><text:bookmark text:name="ch03lvl2sec31"/></text:p>
      <text:p text:style-name="P7"><text:span text:style-name="Source_20_Text"><text:span text:style-name="T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7T13:20:42.956923364</meta:creation-date>
    <meta:generator>LibreOffice/6.4.3.2$Linux_X86_64 LibreOffice_project/40$Build-2</meta:generator>
    <dc:date>2020-06-28T16:52:05.934947093</dc:date>
    <meta:editing-duration>PT20H50M42S</meta:editing-duration>
    <meta:editing-cycles>20</meta:editing-cycles>
    <meta:document-statistic meta:table-count="0" meta:image-count="0" meta:object-count="0" meta:page-count="3" meta:paragraph-count="35" meta:word-count="856" meta:character-count="4861" meta:non-whitespace-character-count="4034"/>
  </office:meta>
</office:document-meta>
</file>